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22cm" fo:min-width="3.317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5.21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45cm" fo:min-width="2.676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73cm" fo:min-width="4.898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4.898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994cm" fo:min-width="2.679cm" loext:decorative="false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fo:min-width="0cm" loext:decorative="false"/>
      <style:paragraph-properties style:writing-mode="lr-tb"/>
    </style:style>
    <style:style style:name="gr9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973cm" fo:min-width="2.993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097cm" fo:min-width="2.643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555cm" fo:min-width="5.06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97cm" svg:height="2.222cm" svg:x="6.528cm" svg:y="1cm">
          <text:p text:style-name="P1">Customer enter restaura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715cm" svg:height="2.54cm" svg:x="6.527cm" svg:y="3.857cm">
          <text:p text:style-name="P1">Ask customer: Burger, Side, or Combo?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1cm" svg:height="5.398cm" svg:x="6.626cm" svg:y="7.032cm">
          <text:p text:style-name="P1">Does the customer want combo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5.398cm" svg:height="2.223cm" svg:x="12.947cm" svg:y="10.09cm">
          <text:p text:style-name="P1">Single order Burger, or Side, or Drink?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398cm" svg:height="1.905cm" svg:x="12.947cm" svg:y="12.847cm">
          <text:p text:style-name="P1">Add item to ord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357cm" svg:height="4.487cm" draw:transform="rotate (-0.0617846555206001) translate (13.153cm 14.911cm)">
          <text:p text:style-name="P1"/>
          <text:p text:style-name="P1">Does customer want more items?</text:p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2" draw:layer="layout" svg:x1="12.747cm" svg:y1="9.572cm" svg:x2="15.287cm" svg:y2="9.572cm">
          <text:p/>
        </draw:line>
        <draw:frame draw:style-name="gr8" draw:text-style-name="P3" draw:layer="layout" svg:width="1.587cm" svg:height="0.962cm" svg:x="12.43cm" svg:y="8.62cm">
          <draw:text-box>
            <text:p>No</text:p>
          </draw:text-box>
        </draw:frame>
        <draw:line draw:style-name="gr9" draw:text-style-name="P2" draw:layer="layout" svg:x1="9.385cm" svg:y1="3.222cm" svg:x2="9.385cm" svg:y2="3.857cm">
          <text:p/>
        </draw:line>
        <draw:line draw:style-name="gr9" draw:text-style-name="P2" draw:layer="layout" svg:x1="9.385cm" svg:y1="6.422cm" svg:x2="9.385cm" svg:y2="7.057cm">
          <text:p/>
        </draw:line>
        <draw:line draw:style-name="gr9" draw:text-style-name="P2" draw:layer="layout" svg:x1="15.285cm" svg:y1="9.522cm" svg:x2="15.285cm" svg:y2="10.157cm">
          <text:p/>
        </draw:line>
        <draw:line draw:style-name="gr9" draw:text-style-name="P2" draw:layer="layout" svg:x1="15.4cm" svg:y1="12.213cm" svg:x2="15.4cm" svg:y2="12.848cm">
          <text:p/>
        </draw:line>
        <draw:line draw:style-name="gr9" draw:text-style-name="P2" draw:layer="layout" svg:x1="16cm" svg:y1="19.713cm" svg:x2="16.087cm" svg:y2="20.685cm">
          <text:p/>
        </draw:line>
        <draw:frame draw:style-name="gr10" draw:text-style-name="P3" draw:layer="layout" svg:width="1.587cm" svg:height="0.962cm" svg:x="16.605cm" svg:y="19.415cm">
          <draw:text-box>
            <text:p>No</text:p>
          </draw:text-box>
        </draw:frame>
        <draw:frame draw:style-name="gr8" draw:text-style-name="P3" draw:layer="layout" svg:width="1.587cm" svg:height="0.962cm" svg:x="18.632cm" svg:y="16.42cm">
          <draw:text-box>
            <text:p>Yes</text:p>
          </draw:text-box>
        </draw:frame>
        <draw:line draw:style-name="gr7" draw:text-style-name="P2" draw:layer="layout" svg:x1="19.415cm" svg:y1="17.51cm" svg:x2="20.087cm" svg:y2="17.53cm">
          <text:p/>
        </draw:line>
        <draw:line draw:style-name="gr7" draw:text-style-name="P2" draw:layer="layout" svg:x1="20.05cm" svg:y1="17.349cm" svg:x2="20.05cm" svg:y2="11.16cm">
          <text:p/>
        </draw:line>
        <draw:line draw:style-name="gr7" draw:text-style-name="P2" draw:layer="layout" svg:x1="19.79cm" svg:y1="11.16cm" svg:x2="18.287cm" svg:y2="11.137cm">
          <text:p/>
        </draw:line>
        <draw:line draw:style-name="gr9" draw:text-style-name="P2" draw:layer="layout" svg:x1="4.1cm" svg:y1="14.713cm" svg:x2="4.1cm" svg:y2="15.348cm">
          <text:p/>
        </draw:line>
        <draw:custom-shape draw:style-name="gr11" draw:text-style-name="P1" draw:layer="layout" svg:width="6.985cm" svg:height="4.445cm" svg:x="5.81cm" svg:y="15.37cm">
          <text:p text:style-name="P1">Does customer want <text:s/>to cancel the ord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2" draw:layer="layout" svg:x1="16.191cm" svg:y1="14.954cm" svg:x2="9.42cm" svg:y2="14.97cm">
          <text:p/>
        </draw:line>
        <draw:custom-shape draw:style-name="gr12" draw:text-style-name="P1" draw:layer="layout" svg:width="4.445cm" svg:height="1.905cm" svg:x="14.065cm" svg:y="20.685cm">
          <text:p text:style-name="P1">End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9.424cm" svg:y1="20.032cm" svg:x2="15.987cm" svg:y2="20.032cm">
          <text:p/>
        </draw:line>
        <draw:line draw:style-name="gr9" draw:text-style-name="P2" draw:layer="layout" svg:x1="9.3cm" svg:y1="19.613cm" svg:x2="9.3cm" svg:y2="20.248cm">
          <text:p/>
        </draw:line>
        <draw:frame draw:style-name="gr8" draw:text-style-name="P3" draw:layer="layout" svg:width="1.587cm" svg:height="0.962cm" svg:x="9.833cm" svg:y="19.12cm">
          <draw:text-box>
            <text:p>Yes</text:p>
          </draw:text-box>
        </draw:frame>
        <draw:frame draw:style-name="gr10" draw:text-style-name="P3" draw:layer="layout" svg:width="1.587cm" svg:height="0.962cm" svg:x="5.706cm" svg:y="18.015cm">
          <draw:text-box>
            <text:p>No</text:p>
          </draw:text-box>
        </draw:frame>
        <draw:line draw:style-name="gr7" draw:text-style-name="P2" draw:layer="layout" svg:x1="20.367cm" svg:y1="22.907cm" svg:x2="20.367cm" svg:y2="13.7cm">
          <text:p/>
        </draw:line>
        <draw:frame draw:style-name="gr8" draw:text-style-name="P3" draw:layer="layout" svg:width="1.587cm" svg:height="0.962cm" svg:x="4.834cm" svg:y="8.52cm">
          <draw:text-box>
            <text:p>Yes</text:p>
          </draw:text-box>
        </draw:frame>
        <draw:custom-shape draw:style-name="gr4" draw:text-style-name="P1" draw:layer="layout" svg:width="5.398cm" svg:height="2.223cm" svg:x="1.647cm" svg:y="10.09cm">
          <text:p text:style-name="P1">Combo order Burger, Side, Drink size?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6.569cm" svg:y1="9.684cm" svg:x2="4.175cm" svg:y2="9.572cm">
          <text:p/>
        </draw:line>
        <draw:line draw:style-name="gr9" draw:text-style-name="P2" draw:layer="layout" svg:x1="4.085cm" svg:y1="9.522cm" svg:x2="4.085cm" svg:y2="10.157cm">
          <text:p/>
        </draw:line>
        <draw:custom-shape draw:style-name="gr13" draw:text-style-name="P1" draw:layer="layout" svg:width="5.568cm" svg:height="1.805cm" svg:x="1.547cm" svg:y="12.847cm">
          <text:p text:style-name="P1">Add item to order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4cm" svg:y1="12.313cm" svg:x2="4cm" svg:y2="12.948cm">
          <text:p/>
        </draw:line>
        <draw:line draw:style-name="gr9" draw:text-style-name="P2" draw:layer="layout" svg:x1="5.762cm" svg:y1="17.51cm" svg:x2="5.762cm" svg:y2="23.625cm">
          <text:p/>
        </draw:line>
        <draw:line draw:style-name="gr7" draw:text-style-name="P2" draw:layer="layout" svg:x1="5.824cm" svg:y1="23.132cm" svg:x2="20.59cm" svg:y2="22.907cm">
          <text:p/>
        </draw:line>
        <draw:line draw:style-name="gr7" draw:text-style-name="P2" draw:layer="layout" svg:x1="20.292cm" svg:y1="13.862cm" svg:x2="18.462cm" svg:y2="13.817cm">
          <text:p/>
        </draw:line>
        <draw:line draw:style-name="gr7" draw:text-style-name="P2" draw:layer="layout" svg:x1="3.857cm" svg:y1="15.287cm" svg:x2="9.255cm" svg:y2="14.97cm">
          <text:p/>
        </draw:line>
        <draw:line draw:style-name="gr9" draw:text-style-name="P2" draw:layer="layout" svg:x1="16.3cm" svg:y1="14.713cm" svg:x2="16.3cm" svg:y2="15.348cm">
          <text:p/>
        </draw:line>
        <draw:line draw:style-name="gr9" draw:text-style-name="P2" draw:layer="layout" svg:x1="9.313cm" svg:y1="14.885cm" svg:x2="9.313cm" svg:y2="15.52cm">
          <text:p/>
        </draw:line>
        <draw:line draw:style-name="gr7" draw:text-style-name="P2" draw:layer="layout" svg:x1="5.782cm" svg:y1="17.534cm" svg:x2="1.317cm" svg:y2="17.51cm">
          <text:p/>
        </draw:line>
        <draw:line draw:style-name="gr7" draw:text-style-name="P2" draw:layer="layout" svg:x1="1.25cm" svg:y1="17.45cm" svg:x2="1.317cm" svg:y2="13.7cm">
          <text:p/>
        </draw:line>
        <draw:line draw:style-name="gr7" draw:text-style-name="P2" draw:layer="layout" svg:x1="1cm" svg:y1="13.7cm" svg:x2="1.635cm" svg:y2="13.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3T09:44:08.993306926</meta:creation-date>
    <dc:date>2024-08-23T11:13:15.200080448</dc:date>
    <meta:editing-duration>PT30M25S</meta:editing-duration>
    <meta:editing-cycles>5</meta:editing-cycles>
    <meta:generator>LibreOffice/24.2.4.2$Linux_X86_64 LibreOffice_project/420$Build-2</meta:generator>
    <meta:document-statistic meta:object-count="42"/>
  </office:meta>
</office:document-meta>
</file>